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041cm" fo:margin-right="0.161cm" fo:margin-top="0.081cm" fo:margin-bottom="0.081cm" loext:contextual-spacing="false" style:line-height-at-least="0.342cm" fo:orphans="2" fo:widows="2" fo:text-indent="0cm" style:auto-text-indent="false" fo:padding-left="0.122cm" fo:padding-right="0.122cm" fo:padding-top="0.081cm" fo:padding-bottom="0.081cm" fo:border="0.06pt solid #c4cfe5"/>
      <style:text-properties fo:font-variant="normal" fo:text-transform="none" fo:color="#000000" style:font-name="monospace" fo:font-size="8pt" fo:letter-spacing="normal" fo:font-style="normal" fo:font-weight="normal"/>
    </style:style>
    <style:style style:name="P2" style:family="paragraph" style:parent-style-name="Preformatted_20_Text">
      <style:paragraph-properties fo:margin-left="0.041cm" fo:margin-right="0.161cm" fo:margin-top="0.081cm" fo:margin-bottom="0.081cm" loext:contextual-spacing="false" style:line-height-at-least="0.342cm" fo:orphans="2" fo:widows="2" fo:text-indent="0cm" style:auto-text-indent="false" fo:padding-left="0.122cm" fo:padding-right="0.122cm" fo:padding-top="0.081cm" fo:padding-bottom="0.081cm" fo:border="0.06pt solid #c4cfe5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000000" style:font-name="monospace" fo:font-size="8pt" fo:letter-spacing="normal" fo:font-style="normal" fo:font-weight="normal"/>
    </style:style>
    <style:style style:name="T3" style:family="text">
      <style:text-properties fo:font-variant="normal" fo:text-transform="none" fo:color="#806020" style:font-name="monospace" fo:font-size="8pt" fo:letter-spacing="normal" fo:font-style="normal" fo:font-weight="normal"/>
    </style:style>
    <style:style style:name="T4" style:family="text">
      <style:text-properties fo:font-variant="normal" fo:text-transform="none" fo:color="#4665a2" style:text-line-through-style="none" style:text-line-through-type="none" style:font-name="monospace" fo:font-size="8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2080" style:font-name="monospace" fo:font-size="8pt" fo:letter-spacing="normal" fo:font-style="normal" fo:font-weight="normal"/>
    </style:style>
    <style:style style:name="T6" style:family="text">
      <style:text-properties fo:font-variant="normal" fo:text-transform="none" fo:color="#008000" style:font-name="monospace" fo:font-size="8pt" fo:letter-spacing="normal" fo:font-style="normal" fo:font-weight="normal"/>
    </style:style>
    <style:style style:name="T7" style:family="text">
      <style:text-properties fo:font-variant="normal" fo:text-transform="none" fo:color="#604020" style:font-name="monospace" fo:font-size="8pt" fo:letter-spacing="normal" fo:font-style="normal" fo:font-weight="normal"/>
    </style:style>
    <style:style style:name="T8" style:family="text">
      <style:text-properties fo:font-variant="normal" fo:text-transform="none" fo:color="#e08000" style:font-name="monospace" fo:font-size="8pt" fo:letter-spacing="normal" fo:font-style="normal" fo:font-weight="normal"/>
    </style:style>
    <style:style style:name="T9" style:family="text">
      <style:text-properties fo:font-variant="normal" fo:text-transform="none" fo:color="#800000" style:font-name="monospace" fo:font-size="8pt" fo:letter-spacing="normal" fo:font-style="normal" fo:font-weight="normal"/>
    </style:style>
    <style:style style:name="T10" style:family="text">
      <style:text-properties fo:color="#008000"/>
    </style:style>
    <style:style style:name="T11" style:family="text">
      <style:text-properties fo:color="#e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1 <text:span text:style-name="T1">//===- ADCE.cpp - Code to perform dead code elimination -------------------===//</text:span></text:p>
      <text:p text:style-name="P1"><text:bookmark text:name="l00002"/>00002 <text:span text:style-name="T1">//</text:span></text:p>
      <text:p text:style-name="P1"><text:bookmark text:name="l00003"/>00003 <text:span text:style-name="T1">// <text:s text:c="20"/>The LLVM Compiler Infrastructure</text:span></text:p>
      <text:p text:style-name="P1"><text:bookmark text:name="l00004"/>00004 <text:span text:style-name="T1">//</text:span></text:p>
      <text:p text:style-name="P1"><text:bookmark text:name="l00005"/>00005 <text:span text:style-name="T1">// This file is distributed under the University of Illinois Open Source</text:span></text:p>
      <text:p text:style-name="P1"><text:bookmark text:name="l00006"/>00006 <text:span text:style-name="T1">// License. See LICENSE.TXT for details.</text:span></text:p>
      <text:p text:style-name="P1"><text:bookmark text:name="l00007"/>00007 <text:span text:style-name="T1">//</text:span></text:p>
      <text:p text:style-name="P1"><text:bookmark text:name="l00008"/>00008 <text:span text:style-name="T1">//===----------------------------------------------------------------------===//</text:span></text:p>
      <text:p text:style-name="P1"><text:bookmark text:name="l00009"/>00009 <text:span text:style-name="T1">//</text:span></text:p>
      <text:p text:style-name="P1"><text:bookmark text:name="l00010"/>00010 <text:span text:style-name="T1">// This file implements the Aggressive Dead Code Elimination pass. <text:s/>This pass</text:span></text:p>
      <text:p text:style-name="P1"><text:bookmark text:name="l00011"/>00011 <text:span text:style-name="T1">// optimistically assumes that all instructions are dead until proven otherwise,</text:span></text:p>
      <text:p text:style-name="P1"><text:bookmark text:name="l00012"/>00012 <text:span text:style-name="T1">// allowing it to eliminate dead computations that other DCE passes do not</text:span></text:p>
      <text:p text:style-name="P1"><text:bookmark text:name="l00013"/>00013 <text:span text:style-name="T1">// catch, particularly involving loop computations.</text:span></text:p>
      <text:p text:style-name="P1"><text:bookmark text:name="l00014"/>00014 <text:span text:style-name="T1">//</text:span></text:p>
      <text:p text:style-name="P1"><text:bookmark text:name="l00015"/>00015 <text:span text:style-name="T1">//===----------------------------------------------------------------------===//</text:span></text:p>
      <text:p text:style-name="P1"><text:bookmark text:name="l00016"/>00016 </text:p>
      <text:p text:style-name="P2"><text:bookmark text:name="l00017"/><text:span text:style-name="T2">00017 </text:span><text:span text:style-name="T3">#include "</text:span><text:a xlink:type="simple" xlink:href="http://llvm.org/docs/doxygen/html/ADCE_8h.html" text:style-name="Internet_20_link" text:visited-style-name="Visited_20_Internet_20_Link"><text:span text:style-name="T4">llvm/Transforms/Scalar/ADCE.h</text:span></text:a><text:span text:style-name="T3">"</text:span></text:p>
      <text:p text:style-name="P2"><text:bookmark text:name="l00018"/><text:span text:style-name="T2">00018 </text:span><text:span text:style-name="T3">#include "</text:span><text:a xlink:type="simple" xlink:href="http://llvm.org/docs/doxygen/html/DepthFirstIterator_8h.html" text:style-name="Internet_20_link" text:visited-style-name="Visited_20_Internet_20_Link"><text:span text:style-name="T4">llvm/ADT/DepthFirstIterator.h</text:span></text:a><text:span text:style-name="T3">"</text:span></text:p>
      <text:p text:style-name="P2"><text:bookmark text:name="l00019"/><text:span text:style-name="T2">00019 </text:span><text:span text:style-name="T3">#include "</text:span><text:a xlink:type="simple" xlink:href="http://llvm.org/docs/doxygen/html/SmallPtrSet_8h.html" text:style-name="Internet_20_link" text:visited-style-name="Visited_20_Internet_20_Link"><text:span text:style-name="T4">llvm/ADT/SmallPtrSet.h</text:span></text:a><text:span text:style-name="T3">"</text:span></text:p>
      <text:p text:style-name="P2"><text:bookmark text:name="l00020"/><text:span text:style-name="T2">00020 </text:span><text:span text:style-name="T3">#include "</text:span><text:a xlink:type="simple" xlink:href="http://llvm.org/docs/doxygen/html/SmallVector_8h.html" text:style-name="Internet_20_link" text:visited-style-name="Visited_20_Internet_20_Link"><text:span text:style-name="T4">llvm/ADT/SmallVector.h</text:span></text:a><text:span text:style-name="T3">"</text:span></text:p>
      <text:p text:style-name="P2"><text:bookmark text:name="l00021"/><text:span text:style-name="T2">00021 </text:span><text:span text:style-name="T3">#include "</text:span><text:a xlink:type="simple" xlink:href="http://llvm.org/docs/doxygen/html/Statistic_8h.html" text:style-name="Internet_20_link" text:visited-style-name="Visited_20_Internet_20_Link"><text:span text:style-name="T4">llvm/ADT/Statistic.h</text:span></text:a><text:span text:style-name="T3">"</text:span></text:p>
      <text:p text:style-name="P2"><text:bookmark text:name="l00022"/><text:span text:style-name="T2">00022 </text:span><text:span text:style-name="T3">#include "</text:span><text:a xlink:type="simple" xlink:href="http://llvm.org/docs/doxygen/html/GlobalsModRef_8h.html" text:style-name="Internet_20_link" text:visited-style-name="Visited_20_Internet_20_Link"><text:span text:style-name="T4">llvm/Analysis/GlobalsModRef.h</text:span></text:a><text:span text:style-name="T3">"</text:span></text:p>
      <text:p text:style-name="P2"><text:bookmark text:name="l00023"/><text:span text:style-name="T2">00023 </text:span><text:span text:style-name="T3">#include "</text:span><text:a xlink:type="simple" xlink:href="http://llvm.org/docs/doxygen/html/BasicBlock_8h.html" text:style-name="Internet_20_link" text:visited-style-name="Visited_20_Internet_20_Link"><text:span text:style-name="T4">llvm/IR/BasicBlock.h</text:span></text:a><text:span text:style-name="T3">"</text:span></text:p>
      <text:p text:style-name="P2"><text:bookmark text:name="l00024"/><text:span text:style-name="T2">00024 </text:span><text:span text:style-name="T3">#include "</text:span><text:a xlink:type="simple" xlink:href="http://llvm.org/docs/doxygen/html/IR_2CFG_8h.html" text:style-name="Internet_20_link" text:visited-style-name="Visited_20_Internet_20_Link"><text:span text:style-name="T4">llvm/IR/CFG.h</text:span></text:a><text:span text:style-name="T3">"</text:span></text:p>
      <text:p text:style-name="P2"><text:bookmark text:name="l00025"/><text:span text:style-name="T2">00025 </text:span><text:span text:style-name="T3">#include "</text:span><text:a xlink:type="simple" xlink:href="http://llvm.org/docs/doxygen/html/InstIterator_8h.html" text:style-name="Internet_20_link" text:visited-style-name="Visited_20_Internet_20_Link"><text:span text:style-name="T4">llvm/IR/InstIterator.h</text:span></text:a><text:span text:style-name="T3">"</text:span></text:p>
      <text:p text:style-name="P2"><text:bookmark text:name="l00026"/><text:span text:style-name="T2">00026 </text:span><text:span text:style-name="T3">#include "</text:span><text:a xlink:type="simple" xlink:href="http://llvm.org/docs/doxygen/html/Instructions_8h.html" text:style-name="Internet_20_link" text:visited-style-name="Visited_20_Internet_20_Link"><text:span text:style-name="T4">llvm/IR/Instructions.h</text:span></text:a><text:span text:style-name="T3">"</text:span></text:p>
      <text:p text:style-name="P2"><text:bookmark text:name="l00027"/><text:span text:style-name="T2">00027 </text:span><text:span text:style-name="T3">#include "</text:span><text:a xlink:type="simple" xlink:href="http://llvm.org/docs/doxygen/html/IntrinsicInst_8h.html" text:style-name="Internet_20_link" text:visited-style-name="Visited_20_Internet_20_Link"><text:span text:style-name="T4">llvm/IR/IntrinsicInst.h</text:span></text:a><text:span text:style-name="T3">"</text:span></text:p>
      <text:p text:style-name="P2"><text:bookmark text:name="l00028"/><text:span text:style-name="T2">00028 </text:span><text:span text:style-name="T3">#include "</text:span><text:a xlink:type="simple" xlink:href="http://llvm.org/docs/doxygen/html/Pass_8h.html" text:style-name="Internet_20_link" text:visited-style-name="Visited_20_Internet_20_Link"><text:span text:style-name="T4">llvm/Pass.h</text:span></text:a><text:span text:style-name="T3">"</text:span></text:p>
      <text:p text:style-name="P2"><text:bookmark text:name="l00029"/><text:span text:style-name="T2">00029 </text:span><text:span text:style-name="T3">#include "</text:span><text:a xlink:type="simple" xlink:href="http://llvm.org/docs/doxygen/html/Transforms_2Scalar_8h.html" text:style-name="Internet_20_link" text:visited-style-name="Visited_20_Internet_20_Link"><text:span text:style-name="T4">llvm/Transforms/Scalar.h</text:span></text:a><text:span text:style-name="T3">"</text:span></text:p>
      <text:p text:style-name="P1"><text:bookmark text:name="l00030"/>00030 <text:span text:style-name="T10">using namespace </text:span>llvm;</text:p>
      <text:p text:style-name="P1"><text:bookmark text:name="l00031"/>00031 </text:p>
      <text:p text:style-name="P2"><text:bookmark text:name="l00032"/><text:a xlink:type="simple" xlink:href="http://llvm.org/docs/doxygen/html/ADCE_8cpp.html#ad78e062f62e0d6e453941fb4ca843e4d" text:style-name="Internet_20_link" text:visited-style-name="Visited_20_Internet_20_Link"><text:span text:style-name="T4">00032</text:span></text:a><text:span text:style-name="T2"> </text:span><text:span text:style-name="T3">#define DEBUG_TYPE "adce"</text:span></text:p>
      <text:p text:style-name="P1"><text:bookmark text:name="l00033"/>00033 </text:p>
      <text:p text:style-name="P2"><text:bookmark text:name="l00034"/><text:span text:style-name="T2">00034 </text:span><text:a xlink:type="simple" xlink:href="http://llvm.org/docs/doxygen/html/namespacellvm.html#ac8e4eaf7882b0a10f7ff8f6b31e3f436" text:style-name="Internet_20_link" text:visited-style-name="Visited_20_Internet_20_Link"><text:span text:style-name="T4">STATISTIC</text:span></text:a><text:span text:style-name="T2">(NumRemoved, </text:span><text:span text:style-name="T5">"Number of instructions removed"</text:span><text:span text:style-name="T2">);</text:span></text:p>
      <text:p text:style-name="P1"><text:bookmark text:name="l00035"/>00035 </text:p>
      <text:p text:style-name="P2"><text:bookmark text:name="l00036"/><text:a xlink:type="simple" xlink:href="http://llvm.org/docs/doxygen/html/ADCE_8cpp.html#aac415071d9d60f7527c71296815c8bdc" text:style-name="Internet_20_link" text:visited-style-name="Visited_20_Internet_20_Link"><text:span text:style-name="T4">00036</text:span></text:a><text:span text:style-name="T2"> </text:span><text:span text:style-name="T6">static</text:span><text:span text:style-name="T2"> </text:span><text:span text:style-name="T7">bool</text:span><text:span text:style-name="T2"> </text:span><text:a xlink:type="simple" xlink:href="http://llvm.org/docs/doxygen/html/ADCE_8cpp.html#aac415071d9d60f7527c71296815c8bdc" text:style-name="Internet_20_link" text:visited-style-name="Visited_20_Internet_20_Link"><text:span text:style-name="T4">aggressiveDCE</text:span></text:a><text:span text:style-name="T2">(</text:span><text:a xlink:type="simple" xlink:href="http://llvm.org/docs/doxygen/html/classllvm_1_1Function.html" text:style-name="Internet_20_link" text:visited-style-name="Visited_20_Internet_20_Link"><text:span text:style-name="T4">Function</text:span></text:a><text:span text:style-name="T2">&amp; </text:span><text:a xlink:type="simple" xlink:href="http://llvm.org/docs/doxygen/html/MD5_8cpp.html#a96d73bbd7af15cb1fc38c3f4a3bd82e9" text:style-name="Internet_20_link" text:visited-style-name="Visited_20_Internet_20_Link"><text:span text:style-name="T4">F</text:span></text:a><text:span text:style-name="T2">) {</text:span></text:p>
      <text:p text:style-name="P2"><text:bookmark text:name="l00037"/><text:span text:style-name="T2">00037 <text:s text:c="2"/></text:span><text:a xlink:type="simple" xlink:href="http://llvm.org/docs/doxygen/html/classllvm_1_1SmallPtrSet.html" text:style-name="Internet_20_link" text:visited-style-name="Visited_20_Internet_20_Link"><text:span text:style-name="T4">SmallPtrSet&lt;Instruction*, 128&gt;</text:span></text:a><text:span text:style-name="T2"> Alive;</text:span></text:p>
      <text:p text:style-name="P2"><text:bookmark text:name="l00038"/><text:span text:style-name="T2">00038 <text:s text:c="2"/></text:span><text:a xlink:type="simple" xlink:href="http://llvm.org/docs/doxygen/html/classllvm_1_1SmallVector.html" text:style-name="Internet_20_link" text:visited-style-name="Visited_20_Internet_20_Link"><text:span text:style-name="T4">SmallVector&lt;Instruction*, 128&gt;</text:span></text:a><text:span text:style-name="T2"> Worklist;</text:span></text:p>
      <text:p text:style-name="P1"><text:bookmark text:name="l00039"/>00039 </text:p>
      <text:p text:style-name="P1"><text:bookmark text:name="l00040"/>00040 <text:s text:c="2"/><text:span text:style-name="T1">// Collect the set of "root" instructions that are known live.</text:span></text:p>
      <text:p text:style-name="P2"><text:bookmark text:name="l00041"/><text:span text:style-name="T2">00041 <text:s text:c="2"/></text:span><text:span text:style-name="T8">for</text:span><text:span text:style-name="T2"> (</text:span><text:a xlink:type="simple" xlink:href="http://llvm.org/docs/doxygen/html/classllvm_1_1Instruction.html" text:style-name="Internet_20_link" text:visited-style-name="Visited_20_Internet_20_Link"><text:span text:style-name="T4">Instruction</text:span></text:a><text:span text:style-name="T2"> 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 : </text:span><text:a xlink:type="simple" xlink:href="http://llvm.org/docs/doxygen/html/namespacellvm.html#a7e3e687ddfdcbacd404bcf17b917dd88" text:style-name="Internet_20_link" text:visited-style-name="Visited_20_Internet_20_Link"><text:span text:style-name="T4">instructions</text:span></text:a><text:span text:style-name="T2">(F)) {</text:span></text:p>
      <text:p text:style-name="P2"><text:bookmark text:name="l00042"/><text:span text:style-name="T2">00042 <text:s text:c="4"/></text:span><text:span text:style-name="T8">if</text:span><text:span text:style-name="T2"> (isa&lt;TerminatorInst&gt;(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 || isa&lt;DbgInfoIntrinsic&gt;(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 || 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.isEHPad() ||</text:span></text:p>
      <text:p text:style-name="P2"><text:bookmark text:name="l00043"/><text:span text:style-name="T2">00043 <text:s text:c="8"/>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.mayHaveSideEffects()) {</text:span></text:p>
      <text:p text:style-name="P2"><text:bookmark text:name="l00044"/><text:span text:style-name="T2">00044 <text:s text:c="6"/>Alive.</text:span><text:a xlink:type="simple" xlink:href="http://llvm.org/docs/doxygen/html/classllvm_1_1SmallPtrSetImpl.html#a6bc6fb89fe2e91c25559a8631f56e27e" text:style-name="Internet_20_link" text:visited-style-name="Visited_20_Internet_20_Link"><text:span text:style-name="T4">insert</text:span></text:a><text:span text:style-name="T2">(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;</text:span></text:p>
      <text:p text:style-name="P2"><text:bookmark text:name="l00045"/><text:span text:style-name="T2">00045 <text:s text:c="6"/>Worklist.</text:span><text:a xlink:type="simple" xlink:href="http://llvm.org/docs/doxygen/html/classllvm_1_1SmallVectorTemplateBase.html#ae1a10b90f22c0478960fb5798ff73916" text:style-name="Internet_20_link" text:visited-style-name="Visited_20_Internet_20_Link"><text:span text:style-name="T4">push_back</text:span></text:a><text:span text:style-name="T2">(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;</text:span></text:p>
      <text:p text:style-name="P1"><text:bookmark text:name="l00046"/>00046 <text:s text:c="4"/>}</text:p>
      <text:p text:style-name="P1"><text:bookmark text:name="l00047"/>00047 <text:s text:c="2"/>}</text:p>
      <text:p text:style-name="P1"><text:bookmark text:name="l00048"/>00048 </text:p>
      <text:p text:style-name="P1"><text:bookmark text:name="l00049"/>00049 <text:s text:c="2"/><text:span text:style-name="T1">// Propagate liveness backwards to operands.</text:span></text:p>
      <text:p text:style-name="P2"><text:bookmark text:name="l00050"/><text:span text:style-name="T2">00050 <text:s text:c="2"/></text:span><text:span text:style-name="T8">while</text:span><text:span text:style-name="T2"> (!Worklist.</text:span><text:a xlink:type="simple" xlink:href="http://llvm.org/docs/doxygen/html/classllvm_1_1SmallVectorBase.html#a8a8df4d85555c7954a95f86080cd3b64" text:style-name="Internet_20_link" text:visited-style-name="Visited_20_Internet_20_Link"><text:span text:style-name="T4">empty</text:span></text:a><text:span text:style-name="T2">()) {</text:span></text:p>
      <text:p text:style-name="P2"><text:bookmark text:name="l00051"/><text:soft-page-break/><text:span text:style-name="T2">00051 <text:s text:c="4"/></text:span><text:a xlink:type="simple" xlink:href="http://llvm.org/docs/doxygen/html/classllvm_1_1Instruction.html" text:style-name="Internet_20_link" text:visited-style-name="Visited_20_Internet_20_Link"><text:span text:style-name="T4">Instruction</text:span></text:a><text:span text:style-name="T2"> *Curr = Worklist.</text:span><text:a xlink:type="simple" xlink:href="http://llvm.org/docs/doxygen/html/classllvm_1_1SmallVectorImpl.html#a400eaca9881c8dcab97e9f42b1ab1815" text:style-name="Internet_20_link" text:visited-style-name="Visited_20_Internet_20_Link"><text:span text:style-name="T4">pop_back_val</text:span></text:a><text:span text:style-name="T2">();</text:span></text:p>
      <text:p text:style-name="P2"><text:bookmark text:name="l00052"/><text:span text:style-name="T2">00052 <text:s text:c="4"/></text:span><text:span text:style-name="T8">for</text:span><text:span text:style-name="T2"> (</text:span><text:a xlink:type="simple" xlink:href="http://llvm.org/docs/doxygen/html/classllvm_1_1Use.html" text:style-name="Internet_20_link" text:visited-style-name="Visited_20_Internet_20_Link"><text:span text:style-name="T4">Use</text:span></text:a><text:span text:style-name="T2"> &amp;OI : Curr-&gt;</text:span><text:a xlink:type="simple" xlink:href="http://llvm.org/docs/doxygen/html/classllvm_1_1User.html#a0b931781aa589c6ebe64a76c1447e5b2" text:style-name="Internet_20_link" text:visited-style-name="Visited_20_Internet_20_Link"><text:span text:style-name="T4">operands</text:span></text:a><text:span text:style-name="T2">()) {</text:span></text:p>
      <text:p text:style-name="P2"><text:bookmark text:name="l00053"/><text:span text:style-name="T2">00053 <text:s text:c="6"/></text:span><text:span text:style-name="T8">if</text:span><text:span text:style-name="T2"> (</text:span><text:a xlink:type="simple" xlink:href="http://llvm.org/docs/doxygen/html/classllvm_1_1Instruction.html" text:style-name="Internet_20_link" text:visited-style-name="Visited_20_Internet_20_Link"><text:span text:style-name="T4">Instruction</text:span></text:a><text:span text:style-name="T2"> *Inst = dyn_cast&lt;Instruction&gt;(OI))</text:span></text:p>
      <text:p text:style-name="P2"><text:bookmark text:name="l00054"/><text:span text:style-name="T2">00054 <text:s text:c="8"/></text:span><text:span text:style-name="T8">if</text:span><text:span text:style-name="T2"> (Alive.</text:span><text:a xlink:type="simple" xlink:href="http://llvm.org/docs/doxygen/html/classllvm_1_1SmallPtrSetImpl.html#a6bc6fb89fe2e91c25559a8631f56e27e" text:style-name="Internet_20_link" text:visited-style-name="Visited_20_Internet_20_Link"><text:span text:style-name="T4">insert</text:span></text:a><text:span text:style-name="T2">(Inst).second)</text:span></text:p>
      <text:p text:style-name="P2"><text:bookmark text:name="l00055"/><text:span text:style-name="T2">00055 <text:s text:c="10"/>Worklist.</text:span><text:a xlink:type="simple" xlink:href="http://llvm.org/docs/doxygen/html/classllvm_1_1SmallVectorTemplateBase.html#ae1a10b90f22c0478960fb5798ff73916" text:style-name="Internet_20_link" text:visited-style-name="Visited_20_Internet_20_Link"><text:span text:style-name="T4">push_back</text:span></text:a><text:span text:style-name="T2">(Inst);</text:span></text:p>
      <text:p text:style-name="P1"><text:bookmark text:name="l00056"/>00056 <text:s text:c="4"/>}</text:p>
      <text:p text:style-name="P1"><text:bookmark text:name="l00057"/>00057 <text:s text:c="2"/>}</text:p>
      <text:p text:style-name="P1"><text:bookmark text:name="l00058"/>00058 </text:p>
      <text:p text:style-name="P1"><text:bookmark text:name="l00059"/>00059 <text:s text:c="2"/><text:span text:style-name="T1">// The inverse of the live set is the dead set. <text:s/>These are those instructions</text:span></text:p>
      <text:p text:style-name="P1"><text:bookmark text:name="l00060"/>00060 <text:s text:c="2"/><text:span text:style-name="T1">// which have no side effects and do not influence the control flow or return</text:span></text:p>
      <text:p text:style-name="P1"><text:bookmark text:name="l00061"/>00061 <text:s text:c="2"/><text:span text:style-name="T1">// value of the function, and may therefore be deleted safely.</text:span></text:p>
      <text:p text:style-name="P1"><text:bookmark text:name="l00062"/>00062 <text:s text:c="2"/><text:span text:style-name="T1">// NOTE: We reuse the Worklist vector here for memory efficiency.</text:span></text:p>
      <text:p text:style-name="P2"><text:bookmark text:name="l00063"/><text:span text:style-name="T2">00063 <text:s text:c="2"/></text:span><text:span text:style-name="T8">for</text:span><text:span text:style-name="T2"> (</text:span><text:a xlink:type="simple" xlink:href="http://llvm.org/docs/doxygen/html/classllvm_1_1Instruction.html" text:style-name="Internet_20_link" text:visited-style-name="Visited_20_Internet_20_Link"><text:span text:style-name="T4">Instruction</text:span></text:a><text:span text:style-name="T2"> 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 : </text:span><text:a xlink:type="simple" xlink:href="http://llvm.org/docs/doxygen/html/namespacellvm.html#a7e3e687ddfdcbacd404bcf17b917dd88" text:style-name="Internet_20_link" text:visited-style-name="Visited_20_Internet_20_Link"><text:span text:style-name="T4">instructions</text:span></text:a><text:span text:style-name="T2">(F)) {</text:span></text:p>
      <text:p text:style-name="P2"><text:bookmark text:name="l00064"/><text:span text:style-name="T2">00064 <text:s text:c="4"/></text:span><text:span text:style-name="T8">if</text:span><text:span text:style-name="T2"> (!Alive.</text:span><text:a xlink:type="simple" xlink:href="http://llvm.org/docs/doxygen/html/classllvm_1_1SmallPtrSetImpl.html#a99bfcab10bf4bc0a3a712eb7bd215965" text:style-name="Internet_20_link" text:visited-style-name="Visited_20_Internet_20_Link"><text:span text:style-name="T4">count</text:span></text:a><text:span text:style-name="T2">(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) {</text:span></text:p>
      <text:p text:style-name="P2"><text:bookmark text:name="l00065"/><text:span text:style-name="T2">00065 <text:s text:c="6"/>Worklist.</text:span><text:a xlink:type="simple" xlink:href="http://llvm.org/docs/doxygen/html/classllvm_1_1SmallVectorTemplateBase.html#ae1a10b90f22c0478960fb5798ff73916" text:style-name="Internet_20_link" text:visited-style-name="Visited_20_Internet_20_Link"><text:span text:style-name="T4">push_back</text:span></text:a><text:span text:style-name="T2">(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);</text:span></text:p>
      <text:p text:style-name="P2"><text:bookmark text:name="l00066"/><text:span text:style-name="T2">00066 <text:s text:c="6"/>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.dropAllReferences();</text:span></text:p>
      <text:p text:style-name="P1"><text:bookmark text:name="l00067"/>00067 <text:s text:c="4"/>}</text:p>
      <text:p text:style-name="P1"><text:bookmark text:name="l00068"/>00068 <text:s text:c="2"/>}</text:p>
      <text:p text:style-name="P1"><text:bookmark text:name="l00069"/>00069 </text:p>
      <text:p text:style-name="P2"><text:bookmark text:name="l00070"/><text:span text:style-name="T2">00070 <text:s text:c="2"/></text:span><text:span text:style-name="T8">for</text:span><text:span text:style-name="T2"> (</text:span><text:a xlink:type="simple" xlink:href="http://llvm.org/docs/doxygen/html/classllvm_1_1Instruction.html" text:style-name="Internet_20_link" text:visited-style-name="Visited_20_Internet_20_Link"><text:span text:style-name="T4">Instruction</text:span></text:a><text:span text:style-name="T2"> *&amp;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 : Worklist) {</text:span></text:p>
      <text:p text:style-name="P1"><text:bookmark text:name="l00071"/>00071 <text:s text:c="4"/>++NumRemoved;</text:p>
      <text:p text:style-name="P2"><text:bookmark text:name="l00072"/><text:span text:style-name="T2">00072 <text:s text:c="4"/></text:span><text:a xlink:type="simple" xlink:href="http://llvm.org/docs/doxygen/html/MD5_8cpp.html#ac0eafdc9ee161b71e7af98af736952fd" text:style-name="Internet_20_link" text:visited-style-name="Visited_20_Internet_20_Link"><text:span text:style-name="T4">I</text:span></text:a><text:span text:style-name="T2">-&gt;eraseFromParent();</text:span></text:p>
      <text:p text:style-name="P1"><text:bookmark text:name="l00073"/>00073 <text:s text:c="2"/>}</text:p>
      <text:p text:style-name="P1"><text:bookmark text:name="l00074"/>00074 </text:p>
      <text:p text:style-name="P1"><text:bookmark text:name="l00075"/>00075 <text:s text:c="2"/><text:span text:style-name="T11">return</text:span> !Worklist.empty();</text:p>
      <text:p text:style-name="P1"><text:bookmark text:name="l00076"/>00076 }</text:p>
      <text:p text:style-name="P1"><text:bookmark text:name="l00077"/>00077 </text:p>
      <text:p text:style-name="P2"><text:bookmark text:name="l00078"/><text:a xlink:type="simple" xlink:href="http://llvm.org/docs/doxygen/html/classllvm_1_1ADCEPass.html#a30d63f9e59877eeade86124ff52a0ae5" text:style-name="Internet_20_link" text:visited-style-name="Visited_20_Internet_20_Link"><text:span text:style-name="T4">00078</text:span></text:a><text:span text:style-name="T2"> </text:span><text:a xlink:type="simple" xlink:href="http://llvm.org/docs/doxygen/html/classllvm_1_1PreservedAnalyses.html" text:style-name="Internet_20_link" text:visited-style-name="Visited_20_Internet_20_Link"><text:span text:style-name="T4">PreservedAnalyses</text:span></text:a><text:span text:style-name="T2"> </text:span><text:a xlink:type="simple" xlink:href="http://llvm.org/docs/doxygen/html/classllvm_1_1ADCEPass.html#a30d63f9e59877eeade86124ff52a0ae5" text:style-name="Internet_20_link" text:visited-style-name="Visited_20_Internet_20_Link"><text:span text:style-name="T4">ADCEPass::run</text:span></text:a><text:span text:style-name="T2">(</text:span><text:a xlink:type="simple" xlink:href="http://llvm.org/docs/doxygen/html/classllvm_1_1Function.html" text:style-name="Internet_20_link" text:visited-style-name="Visited_20_Internet_20_Link"><text:span text:style-name="T4">Function</text:span></text:a><text:span text:style-name="T2"> &amp;</text:span><text:a xlink:type="simple" xlink:href="http://llvm.org/docs/doxygen/html/MD5_8cpp.html#a96d73bbd7af15cb1fc38c3f4a3bd82e9" text:style-name="Internet_20_link" text:visited-style-name="Visited_20_Internet_20_Link"><text:span text:style-name="T4">F</text:span></text:a><text:span text:style-name="T2">) {</text:span></text:p>
      <text:p text:style-name="P2"><text:bookmark text:name="l00079"/><text:span text:style-name="T2">00079 <text:s text:c="2"/></text:span><text:span text:style-name="T8">if</text:span><text:span text:style-name="T2"> (</text:span><text:a xlink:type="simple" xlink:href="http://llvm.org/docs/doxygen/html/ADCE_8cpp.html#aac415071d9d60f7527c71296815c8bdc" text:style-name="Internet_20_link" text:visited-style-name="Visited_20_Internet_20_Link"><text:span text:style-name="T4">aggressiveDCE</text:span></text:a><text:span text:style-name="T2">(F))</text:span></text:p>
      <text:p text:style-name="P2"><text:bookmark text:name="l00080"/><text:span text:style-name="T2">00080 <text:s text:c="4"/></text:span><text:span text:style-name="T8">return</text:span><text:span text:style-name="T2"> </text:span><text:a xlink:type="simple" xlink:href="http://llvm.org/docs/doxygen/html/classllvm_1_1PreservedAnalyses.html#a03797a73044a81cbc6a3409d6c72ee8f" text:style-name="Internet_20_link" text:visited-style-name="Visited_20_Internet_20_Link"><text:span text:style-name="T4">PreservedAnalyses::none</text:span></text:a><text:span text:style-name="T2">();</text:span></text:p>
      <text:p text:style-name="P2"><text:bookmark text:name="l00081"/><text:span text:style-name="T2">00081 <text:s text:c="2"/></text:span><text:span text:style-name="T8">return</text:span><text:span text:style-name="T2"> </text:span><text:a xlink:type="simple" xlink:href="http://llvm.org/docs/doxygen/html/classllvm_1_1PreservedAnalyses.html#a1258a1ff55557c27684010ebd7283712" text:style-name="Internet_20_link" text:visited-style-name="Visited_20_Internet_20_Link"><text:span text:style-name="T4">PreservedAnalyses::all</text:span></text:a><text:span text:style-name="T2">();</text:span></text:p>
      <text:p text:style-name="P1"><text:bookmark text:name="l00082"/>00082 }</text:p>
      <text:p text:style-name="P1"><text:bookmark text:name="l00083"/>00083 </text:p>
      <text:p text:style-name="P1"><text:bookmark text:name="l00084"/>00084 <text:span text:style-name="T10">namespace </text:span>{</text:p>
      <text:p text:style-name="P2"><text:bookmark text:name="l00085"/><text:span text:style-name="T2">00085 </text:span><text:span text:style-name="T6">struct </text:span><text:span text:style-name="T2">ADCELegacyPass : </text:span><text:span text:style-name="T6">public</text:span><text:span text:style-name="T2"> </text:span><text:a xlink:type="simple" xlink:href="http://llvm.org/docs/doxygen/html/classllvm_1_1FunctionPass.html" text:style-name="Internet_20_link" text:visited-style-name="Visited_20_Internet_20_Link"><text:span text:style-name="T4">FunctionPass</text:span></text:a><text:span text:style-name="T2"> {</text:span></text:p>
      <text:p text:style-name="P2"><text:bookmark text:name="l00086"/><text:span text:style-name="T2">00086 <text:s text:c="2"/></text:span><text:span text:style-name="T6">static</text:span><text:span text:style-name="T2"> </text:span><text:span text:style-name="T7">char</text:span><text:span text:style-name="T2"> </text:span><text:a xlink:type="simple" xlink:href="http://llvm.org/docs/doxygen/html/namespacellvm_1_1Intrinsic.html#a73349916f7e54a6b988a3646c7a02e90" text:style-name="Internet_20_link" text:visited-style-name="Visited_20_Internet_20_Link"><text:span text:style-name="T4">ID</text:span></text:a><text:span text:style-name="T2">; </text:span><text:span text:style-name="T9">// Pass identification, replacement for typeid</text:span></text:p>
      <text:p text:style-name="P2"><text:bookmark text:name="l00087"/><text:span text:style-name="T2">00087 <text:s text:c="2"/>ADCELegacyPass() : </text:span><text:a xlink:type="simple" xlink:href="http://llvm.org/docs/doxygen/html/classllvm_1_1FunctionPass.html" text:style-name="Internet_20_link" text:visited-style-name="Visited_20_Internet_20_Link"><text:span text:style-name="T4">FunctionPass</text:span></text:a><text:span text:style-name="T2">(</text:span><text:a xlink:type="simple" xlink:href="http://llvm.org/docs/doxygen/html/namespacellvm_1_1Intrinsic.html#a73349916f7e54a6b988a3646c7a02e90" text:style-name="Internet_20_link" text:visited-style-name="Visited_20_Internet_20_Link"><text:span text:style-name="T4">ID</text:span></text:a><text:span text:style-name="T2">) {</text:span></text:p>
      <text:p text:style-name="P2"><text:bookmark text:name="l00088"/><text:span text:style-name="T2">00088 <text:s text:c="4"/></text:span><text:a xlink:type="simple" xlink:href="http://llvm.org/docs/doxygen/html/namespacellvm.html#ab7c1985336c8113347ab2a2075b965f0" text:style-name="Internet_20_link" text:visited-style-name="Visited_20_Internet_20_Link"><text:span text:style-name="T4">initializeADCELegacyPassPass</text:span></text:a><text:span text:style-name="T2">(*</text:span><text:a xlink:type="simple" xlink:href="http://llvm.org/docs/doxygen/html/classllvm_1_1PassRegistry.html#a05a729900b76c89e808c6c3094921b2f" text:style-name="Internet_20_link" text:visited-style-name="Visited_20_Internet_20_Link"><text:span text:style-name="T4">PassRegistry::getPassRegistry</text:span></text:a><text:span text:style-name="T2">());</text:span></text:p>
      <text:p text:style-name="P1"><text:bookmark text:name="l00089"/>00089 <text:s text:c="2"/>}</text:p>
      <text:p text:style-name="P1"><text:bookmark text:name="l00090"/>00090 </text:p>
      <text:p text:style-name="P2"><text:bookmark text:name="l00091"/><text:span text:style-name="T2">00091 <text:s text:c="2"/></text:span><text:span text:style-name="T7">bool</text:span><text:span text:style-name="T2"> runOnFunction(</text:span><text:a xlink:type="simple" xlink:href="http://llvm.org/docs/doxygen/html/classllvm_1_1Function.html" text:style-name="Internet_20_link" text:visited-style-name="Visited_20_Internet_20_Link"><text:span text:style-name="T4">Function</text:span></text:a><text:span text:style-name="T2">&amp; </text:span><text:a xlink:type="simple" xlink:href="http://llvm.org/docs/doxygen/html/MD5_8cpp.html#a96d73bbd7af15cb1fc38c3f4a3bd82e9" text:style-name="Internet_20_link" text:visited-style-name="Visited_20_Internet_20_Link"><text:span text:style-name="T4">F</text:span></text:a><text:span text:style-name="T2">)</text:span><text:span text:style-name="T6"> override </text:span><text:span text:style-name="T2">{</text:span></text:p>
      <text:p text:style-name="P1"><text:bookmark text:name="l00092"/>00092 <text:s text:c="4"/><text:span text:style-name="T11">if</text:span> (skipOptnoneFunction(F))</text:p>
      <text:p text:style-name="P1"><text:bookmark text:name="l00093"/>00093 <text:s text:c="6"/><text:span text:style-name="T11">return</text:span> <text:span text:style-name="T10">false</text:span>;</text:p>
      <text:p text:style-name="P2"><text:bookmark text:name="l00094"/><text:span text:style-name="T2">00094 <text:s text:c="4"/></text:span><text:span text:style-name="T8">return</text:span><text:span text:style-name="T2"> </text:span><text:a xlink:type="simple" xlink:href="http://llvm.org/docs/doxygen/html/ADCE_8cpp.html#aac415071d9d60f7527c71296815c8bdc" text:style-name="Internet_20_link" text:visited-style-name="Visited_20_Internet_20_Link"><text:span text:style-name="T4">aggressiveDCE</text:span></text:a><text:span text:style-name="T2">(F);</text:span></text:p>
      <text:p text:style-name="P1"><text:bookmark text:name="l00095"/>00095 <text:s text:c="2"/>}</text:p>
      <text:p text:style-name="P1"><text:bookmark text:name="l00096"/>00096 </text:p>
      <text:p text:style-name="P2"><text:bookmark text:name="l00097"/><text:span text:style-name="T2">00097 <text:s text:c="2"/></text:span><text:span text:style-name="T7">void</text:span><text:span text:style-name="T2"> getAnalysisUsage(</text:span><text:a xlink:type="simple" xlink:href="http://llvm.org/docs/doxygen/html/classllvm_1_1AnalysisUsage.html" text:style-name="Internet_20_link" text:visited-style-name="Visited_20_Internet_20_Link"><text:span text:style-name="T4">AnalysisUsage</text:span></text:a><text:span text:style-name="T2">&amp; AU)</text:span><text:span text:style-name="T6"> const override </text:span><text:span text:style-name="T2">{</text:span></text:p>
      <text:p text:style-name="P2"><text:bookmark text:name="l00098"/><text:span text:style-name="T2">00098 <text:s text:c="4"/>AU.</text:span><text:a xlink:type="simple" xlink:href="http://llvm.org/docs/doxygen/html/classllvm_1_1AnalysisUsage.html#af11a6ebf7ab3c388234cb6d5378439a3" text:style-name="Internet_20_link" text:visited-style-name="Visited_20_Internet_20_Link"><text:span text:style-name="T4">setPreservesCFG</text:span></text:a><text:span text:style-name="T2">();</text:span></text:p>
      <text:p text:style-name="P2"><text:bookmark text:name="l00099"/><text:span text:style-name="T2">00099 <text:s text:c="4"/>AU.</text:span><text:a xlink:type="simple" xlink:href="http://llvm.org/docs/doxygen/html/classllvm_1_1AnalysisUsage.html#a884f90190bca4bd354f2d5c91c264028" text:style-name="Internet_20_link" text:visited-style-name="Visited_20_Internet_20_Link"><text:span text:style-name="T4">addPreserved</text:span></text:a><text:span text:style-name="T2">&lt;</text:span><text:a xlink:type="simple" xlink:href="http://llvm.org/docs/doxygen/html/classllvm_1_1GlobalsAAWrapperPass.html" text:style-name="Internet_20_link" text:visited-style-name="Visited_20_Internet_20_Link"><text:span text:style-name="T4">GlobalsAAWrapperPass</text:span></text:a><text:span text:style-name="T2">&gt;();</text:span></text:p>
      <text:p text:style-name="P1"><text:bookmark text:name="l00100"/>00100 <text:s text:c="2"/>}</text:p>
      <text:p text:style-name="P1"><text:bookmark text:name="l00101"/><text:soft-page-break/>00101 };</text:p>
      <text:p text:style-name="P1"><text:bookmark text:name="l00102"/>00102 }</text:p>
      <text:p text:style-name="P1"><text:bookmark text:name="l00103"/>00103 </text:p>
      <text:p text:style-name="P2"><text:bookmark text:name="l00104"/><text:span text:style-name="T2">00104 </text:span><text:span text:style-name="T7">char</text:span><text:span text:style-name="T2"> </text:span><text:a xlink:type="simple" xlink:href="http://llvm.org/docs/doxygen/html/namespacellvm_1_1Intrinsic.html#a73349916f7e54a6b988a3646c7a02e90" text:style-name="Internet_20_link" text:visited-style-name="Visited_20_Internet_20_Link"><text:span text:style-name="T4">ADCELegacyPass::ID</text:span></text:a><text:span text:style-name="T2"> = 0;</text:span></text:p>
      <text:p text:style-name="P2"><text:bookmark text:name="l00105"/><text:a xlink:type="simple" xlink:href="http://llvm.org/docs/doxygen/html/ADCE_8cpp.html#af6558c2f280b670025c66551cf0ce6aa" text:style-name="Internet_20_link" text:visited-style-name="Visited_20_Internet_20_Link"><text:span text:style-name="T4">00105</text:span></text:a><text:span text:style-name="T2"> </text:span><text:a xlink:type="simple" xlink:href="http://llvm.org/docs/doxygen/html/PassSupport_8h.html#af807c9595d50b45c0008924c4679c85c" text:style-name="Internet_20_link" text:visited-style-name="Visited_20_Internet_20_Link"><text:span text:style-name="T4">INITIALIZE_PASS</text:span></text:a><text:span text:style-name="T2">(ADCELegacyPass, </text:span><text:span text:style-name="T5">"adce"</text:span><text:span text:style-name="T2">, </text:span><text:span text:style-name="T5">"Aggressive Dead Code Elimination"</text:span><text:span text:style-name="T2">,</text:span></text:p>
      <text:p text:style-name="P1"><text:bookmark text:name="l00106"/>00106 <text:s text:c="16"/><text:span text:style-name="T10">false</text:span>, <text:span text:style-name="T10">false</text:span>)</text:p>
      <text:p text:style-name="P1"><text:bookmark text:name="l00107"/>00107 </text:p>
      <text:p text:style-name="P2"><text:bookmark text:name="l00108"/><text:span text:style-name="T2">00108 </text:span><text:a xlink:type="simple" xlink:href="http://llvm.org/docs/doxygen/html/classllvm_1_1FunctionPass.html" text:style-name="Internet_20_link" text:visited-style-name="Visited_20_Internet_20_Link"><text:span text:style-name="T4">FunctionPass</text:span></text:a><text:span text:style-name="T2"> *llvm::</text:span><text:a xlink:type="simple" xlink:href="http://llvm.org/docs/doxygen/html/namespacellvm.html#a81081b511318531d26e526eff15ffb88" text:style-name="Internet_20_link" text:visited-style-name="Visited_20_Internet_20_Link"><text:span text:style-name="T4">createAggressiveDCEPass</text:span></text:a><text:span text:style-name="T2">() { </text:span><text:span text:style-name="T8">return</text:span><text:span text:style-name="T2"> </text:span><text:span text:style-name="T6">new</text:span><text:span text:style-name="T2"> ADCELegacyPass(); 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34:53.798818822</meta:creation-date>
    <dc:date>2016-11-29T14:35:10.741075954</dc:date>
    <meta:editing-duration>PT17S</meta:editing-duration>
    <meta:editing-cycles>1</meta:editing-cycles>
    <meta:document-statistic meta:table-count="0" meta:image-count="0" meta:object-count="0" meta:page-count="3" meta:paragraph-count="108" meta:word-count="453" meta:character-count="3943" meta:non-whitespace-character-count="3374"/>
    <meta:generator>LibreOffice/5.1.4.2$Linux_X86_64 LibreOffice_project/10m0$Build-2</meta:generator>
  </office:meta>
</office:document-meta>
</file>